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fo:language="pt" fo:country="BR" fo:font-style="normal" fo:font-weight="bold" officeooo:rsid="0002bd6e" officeooo:paragraph-rsid="0002bd6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02bd6e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3953f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ec1b5" officeooo:paragraph-rsid="000ec1b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7c55d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4ad93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ca866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8d33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ec1b5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Liberation Serif" fo:font-size="12pt" fo:font-style="normal" fo:font-weight="bold" officeooo:rsid="0007c55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normal" officeooo:rsid="000ec1b5" style:font-weight-asian="normal" style:font-weight-complex="normal"/>
    </style:style>
    <style:style style:name="T4" style:family="text">
      <style:text-properties fo:language="pt" fo:country="BR" fo:font-weight="normal" officeooo:rsid="001623d2" style:font-weight-asian="normal" style:font-weight-complex="normal"/>
    </style:style>
    <style:style style:name="T5" style:family="text">
      <style:text-properties fo:language="pt" fo:country="BR" fo:font-weight="normal" officeooo:rsid="0003953f" style:font-weight-asian="normal" style:font-weight-complex="normal"/>
    </style:style>
    <style:style style:name="T6" style:family="text">
      <style:text-properties fo:language="pt" fo:country="BR" fo:font-weight="normal" officeooo:rsid="0008d339" style:font-weight-asian="normal" style:font-weight-complex="normal"/>
    </style:style>
    <style:style style:name="T7" style:family="text">
      <style:text-properties fo:language="pt" fo:country="BR" fo:font-weight="normal" officeooo:rsid="000ca866" style:font-weight-asian="normal" style:font-weight-complex="normal"/>
    </style:style>
    <style:style style:name="T8" style:family="text">
      <style:text-properties officeooo:rsid="000ca866"/>
    </style:style>
    <style:style style:name="T9" style:family="text">
      <style:text-properties officeooo:rsid="001623d2"/>
    </style:style>
    <style:style style:name="T10" style:family="text">
      <style:text-properties fo:language="pt" fo:country="BR" fo:font-weight="normal" officeooo:rsid="0007c55d" style:font-weight-asian="normal" style:font-weight-complex="normal"/>
    </style:style>
    <style:style style:name="T11" style:family="text">
      <style:text-properties officeooo:rsid="000ec1b5"/>
    </style:style>
    <style:style style:name="T12" style:family="text">
      <style:text-properties style:font-name="Liberation Serif" fo:language="pt" fo:country="BR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Shopping </text:p>
      <text:p text:style-name="P2"><text:span text:style-name="T1">Grupo: </text:span><text:span text:style-name="T2">Klaus Essig Schweizer, Matheus Henrique Nalin Pine</text:span></text:p>
      <text:p text:style-name="P2"><text:span text:style-name="T1">Turma: </text:span><text:span text:style-name="T2">Informática II</text:span></text:p>
      <text:p text:style-name="P2"><text:span text:style-name="T1">Título: </text:span><text:span text:style-name="T3">Schweize</text:span><text:span text:style-name="T4">rPine</text:span></text:p>
      <text:p text:style-name="P2"><text:span text:style-name="T1">Descrição: </text:span><text:span text:style-name="T2">O sistema se trata de um site informativo de um Shopping físico teórico, onde </text:span><text:span text:style-name="T5">haveriam múltiplos tipos de usuários permitindo gerenciar de diferentes maneiras os serviços disponibilizados pelo shopping.</text:span></text:p>
      <text:p text:style-name="P3"/>
      <text:p text:style-name="P4">Tipos de usuários e permissões</text:p>
      <text:list text:style-name="L1">
        <text:list-item>
          <text:p text:style-name="P5"><text:span text:style-name="T2">Visitante (</text:span><text:span text:style-name="T6">s</text:span><text:span text:style-name="T2">em login): </text:span></text:p>
          <text:list>
            <text:list-item>
              <text:p text:style-name="P6">Navegar</text:p>
            </text:list-item>
          </text:list>
        </text:list-item>
        <text:list-item>
          <text:p text:style-name="P7">Administrador: </text:p>
          <text:list>
            <text:list-item>
              <text:p text:style-name="P5"><text:span text:style-name="T2">Cadastra lojas, funcionários, anúncios, filmes e usuários, </text:span><text:span text:style-name="T7">etc,</text:span></text:p>
            </text:list-item>
            <text:list-item>
              <text:p text:style-name="P8">Visualiza dados de navegação <text:span text:style-name="T8">dos usuários</text:span></text:p>
            </text:list-item>
          </text:list>
        </text:list-item>
        <text:list-item>
          <text:p text:style-name="P7"><text:span text:style-name="T9">Lojista</text:span>: </text:p>
          <text:list>
            <text:list-item>
              <text:p text:style-name="P5"><text:span text:style-name="T2">Cadastra funcionários </text:span><text:span text:style-name="T7">e </text:span><text:span text:style-name="T2">anúncios, </text:span></text:p>
            </text:list-item>
            <text:list-item>
              <text:p text:style-name="P5"><text:span text:style-name="T7">E</text:span><text:span text:style-name="T2">dita, </text:span><text:span text:style-name="T7">remove e</text:span><text:span text:style-name="T2"> </text:span><text:span text:style-name="T10">visualiza </text:span><text:span text:style-name="T7">os</text:span><text:span text:style-name="T10"> dados da </text:span><text:span text:style-name="T7">própria</text:span><text:span text:style-name="T10"> loja</text:span></text:p>
            </text:list-item>
          </text:list>
        </text:list-item>
        <text:list-item>
          <text:p text:style-name="P9">Funcionário de Cinema: Cadastra filmes</text:p>
        </text:list-item>
        <text:list-item>
          <text:p text:style-name="P10"><text:span text:style-name="T1">Gerenciador de Anúncios: Cadastra anúncios</text:span></text:p>
        </text:list-item>
      </text:list>
      <text:p text:style-name="P11"/>
      <text:p text:style-name="P4">Navegação (visitantes)</text:p>
      <text:list text:style-name="L2">
        <text:list-item>
          <text:p text:style-name="P12">Lojas</text:p>
        </text:list-item>
        <text:list-item>
          <text:p text:style-name="P12">Gastronomia</text:p>
        </text:list-item>
        <text:list-item>
          <text:p text:style-name="P12">Cinema</text:p>
        </text:list-item>
        <text:list-item>
          <text:p text:style-name="P13"><text:span text:style-name="T2">Novidades </text:span><text:span text:style-name="T6">(Anúncios)</text:span></text:p>
        </text:list-item>
        <text:list-item>
          <text:p text:style-name="P14">Login <text:span text:style-name="T11">( ou Perfil para usuários já logados)</text:span></text:p>
          <text:p text:style-name="P14"/>
        </text:list-item>
      </text:list>
      <text:p text:style-name="P11">Tanto lojas, restaurantes (gastronomia), filmes (cinema) e anúncios (novidades) se tratam de tipos de Serviços <text:span text:style-name="T11">(para o BD)</text:span>.</text:p>
      <text:p text:style-name="P15"/>
      <text:p text:style-name="P15">Anúncios</text:p>
      <text:p text:style-name="P16"><text:soft-page-break/>Anúncios são comerciais ou publicitários, comerciais sendo para divulgar eventos, promoções e novidades do próprio shopping, já os publicitários são propagandas externas.</text:p>
      <text:p text:style-name="P17">Ainda em planejamento, mas provavelmente não haverá anúncios publicitários.</text:p>
      <text:p text:style-name="P17">A seção “Novidades” possui uma lista de Anúncios, onde se é criado pelo gerenciador um título com uma imagem, mas é possível também criar uma página para o anúncio.</text:p>
      <text:p text:style-name="P17">Anúncios podem ser apresentados na forma de quadrado (imagem e título) ou retângulo horizontal (Aqueles sobre o shopping em geral, normalmente anúncios permanentes e que não podem serem feitos por funcionários de loja).</text:p>
      <text:p text:style-name="P18"/>
      <text:p text:style-name="P4">Lojas</text:p>
      <text:p text:style-name="P17">Há um número limitado de lojas, pois cada local possuirá um código que diz número e Piso.</text:p>
      <text:p text:style-name="P19"/>
      <text:p text:style-name="P20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6:29:13.248000000</meta:creation-date>
    <dc:date>2025-11-24T16:37:06.460143600</dc:date>
    <meta:editing-duration>PT1H14M30S</meta:editing-duration>
    <meta:editing-cycles>6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1" meta:word-count="254" meta:character-count="1657" meta:non-whitespace-character-count="1444"/>
  </office:meta>
</office:document-meta>
</file>